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3D80000018CC60BAC83233A8608.jpg" manifest:media-type="image/jpeg"/>
  <manifest:file-entry manifest:full-path="Pictures/10000201000001D30000010F8424ED78D555530B.png" manifest:media-type="image/png"/>
  <manifest:file-entry manifest:full-path="Pictures/1000000000000BDF00000102155AEBBA16D10299.jpg" manifest:media-type="image/jpeg"/>
  <manifest:file-entry manifest:full-path="Pictures/10000201000002CB000002CB05FDCFBC67CFDC9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Alternative" svg:font-family="'Arial Alternative'" style:font-family-generic="swiss" style:font-charset="x-symbol"/>
    <style:font-face style:name="Wingdings" svg:font-family="Wingdings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-Narrow" svg:font-family="Helvetica-Narrow, 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4.001cm"/>
        </style:tab-stops>
      </style:paragraph-properties>
      <style:text-properties fo:color="#808080" fo:font-style="italic" style:font-style-asian="italic"/>
    </style:style>
    <style:style style:name="P4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35cm" style:letter-kerning="true" style:font-size-asian="8pt" style:font-name-complex="Helvetica-Narrow"/>
    </style:style>
    <style:style style:name="P5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35cm" style:font-size-asian="8pt" style:font-name-complex="Helvetica-Narrow"/>
    </style:style>
    <style:style style:name="P6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46cm" style:font-size-asian="8pt" style:font-name-complex="Helvetica-Narrow"/>
    </style:style>
    <style:style style:name="P7" style:family="paragraph" style:parent-style-name="Standard">
      <style:paragraph-properties fo:line-height="190%" fo:text-align="end" style:justify-single-word="false"/>
      <style:text-properties fo:font-size="8pt" style:font-size-asian="8pt"/>
    </style:style>
    <style:style style:name="P8" style:family="paragraph" style:parent-style-name="Standard">
      <style:paragraph-properties fo:line-height="200%" fo:text-align="end" style:justify-single-word="false"/>
      <style:text-properties fo:font-size="8pt" style:font-size-asian="8pt"/>
    </style:style>
    <style:style style:name="P9" style:family="paragraph" style:parent-style-name="Standard">
      <style:paragraph-properties fo:line-height="200%" fo:text-align="end" style:justify-single-word="false"/>
      <style:text-properties style:font-name="Wingdings" fo:font-size="8pt" style:font-size-asian="8pt" style:font-name-complex="Wingdings"/>
    </style:style>
    <style:style style:name="P10" style:family="paragraph" style:parent-style-name="Standard">
      <style:paragraph-properties fo:line-height="190%" fo:text-align="end" style:justify-single-word="false"/>
      <style:text-properties style:font-name="Wingdings" fo:font-size="8pt" style:font-name-asian="Wingdings" style:font-size-asian="8pt" style:font-name-complex="Wingdings"/>
    </style:style>
    <style:style style:name="P11" style:family="paragraph" style:parent-style-name="Standard">
      <style:paragraph-properties fo:line-height="190%" fo:text-align="end" style:justify-single-word="false"/>
    </style:style>
    <style:style style:name="P12" style:family="paragraph" style:parent-style-name="Standard">
      <style:paragraph-properties fo:margin-left="8.752cm" fo:margin-right="0cm" fo:text-indent="0cm" style:auto-text-indent="false"/>
      <style:text-properties fo:font-size="12pt" style:font-size-asian="12pt"/>
    </style:style>
    <style:style style:name="P13" style:family="paragraph" style:parent-style-name="Standard">
      <style:paragraph-properties fo:margin-left="8.752cm" fo:margin-right="0cm" fo:text-indent="0cm" style:auto-text-indent="false"/>
      <style:text-properties fo:font-size="12pt" fo:language="fr" fo:country="FR" style:font-size-asian="12pt" style:language-asian="fr" style:country-asian="FR"/>
    </style:style>
    <style:style style:name="P14" style:family="paragraph" style:parent-style-name="Standard" style:master-page-name="Standard">
      <style:paragraph-properties fo:margin-left="8.752cm" fo:margin-right="0cm" fo:text-indent="0cm" style:auto-text-indent="false" style:page-number="auto"/>
    </style:style>
    <style:style style:name="P15" style:family="paragraph" style:parent-style-name="Standard">
      <style:paragraph-properties fo:margin-left="2cm" fo:margin-right="0cm" fo:text-indent="0cm" style:auto-text-indent="false"/>
      <style:text-properties fo:font-size="12pt" style:font-size-asian="12pt"/>
    </style:style>
    <style:style style:name="P16" style:family="paragraph" style:parent-style-name="Standard">
      <style:paragraph-properties fo:margin-left="2cm" fo:margin-right="0cm" fo:text-align="justify" style:justify-single-word="false" fo:text-indent="0cm" style:auto-text-indent="false"/>
      <style:text-properties fo:font-size="12pt" style:font-size-asian="12pt"/>
    </style:style>
    <style:style style:name="P17" style:family="paragraph" style:parent-style-name="Header">
      <style:text-properties fo:font-size="12pt" fo:language="fr" fo:country="FR" style:font-size-asian="12pt" style:language-asian="fr" style:country-asian="FR"/>
    </style:style>
    <style:style style:name="P18" style:family="paragraph" style:parent-style-name="Header">
      <style:text-properties fo:language="fr" fo:country="FR" style:language-asian="fr" style:country-asian="FR"/>
    </style:style>
    <style:style style:name="P19" style:family="paragraph" style:parent-style-name="Header">
      <style:paragraph-properties>
        <style:tab-stops/>
      </style:paragraph-properties>
      <style:text-properties fo:language="fr" fo:country="FR" style:language-asian="fr" style:country-asian="FR"/>
    </style:style>
    <style:style style:name="P20" style:family="paragraph" style:parent-style-name="Footer">
      <style:text-properties fo:language="fr" fo:country="FR" style:language-asian="fr" style:country-asian="FR"/>
    </style:style>
    <style:style style:name="P21" style:family="paragraph">
      <style:paragraph-properties fo:line-height="200%" fo:text-align="end" style:writing-mode="lr-tb"/>
    </style:style>
    <style:style style:name="P22" style:family="paragraph">
      <style:paragraph-properties fo:margin-left="0cm" fo:margin-right="0.355cm" fo:line-height="200%" fo:text-align="end" fo:text-indent="0cm" style:writing-mode="lr-tb"/>
    </style:style>
    <style:style style:name="P23" style:family="paragraph">
      <loext:graphic-properties draw:fill="none" draw:fill-color="#ffffff"/>
      <style:paragraph-properties fo:line-height="200%" fo:text-align="end" style:writing-mode="lr-tb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anguage="fr" fo:country="FR" style:font-size-asian="12pt" style:language-asian="fr" style:country-asian="FR"/>
    </style:style>
    <style:style style:name="T3" style:family="text">
      <style:text-properties fo:color="#808080" fo:font-style="italic" style:font-style-asian="italic"/>
    </style:style>
    <style:style style:name="T4" style:family="text">
      <style:text-properties fo:color="#808080" fo:font-size="9pt" fo:font-style="italic" style:font-size-asian="9pt" style:font-style-asian="italic"/>
    </style:style>
    <style:style style:name="T5" style:family="text">
      <style:text-properties fo:color="#808080" style:font-name="Helvetica-Narrow" fo:font-size="8pt" fo:letter-spacing="0.035cm" style:font-size-asian="8pt" style:font-name-complex="Helvetica-Narrow"/>
    </style:style>
    <style:style style:name="T6" style:family="text">
      <style:text-properties fo:color="#808080" style:font-name="Helvetica-Narrow" fo:font-size="8pt" fo:letter-spacing="0.035cm" style:font-name-asian="Helvetica-Narrow" style:font-size-asian="8pt" style:font-name-complex="Helvetica-Narrow"/>
    </style:style>
    <style:style style:name="T7" style:family="text">
      <style:text-properties fo:color="#808080" style:font-name="Helvetica-Narrow" fo:font-size="8pt" fo:letter-spacing="0.046cm" style:font-size-asian="8pt" style:font-name-complex="Helvetica-Narrow"/>
    </style:style>
    <style:style style:name="T8" style:family="text">
      <style:text-properties fo:color="#808080" style:text-position="super 58%" style:font-name="Helvetica-Narrow" fo:font-size="8pt" fo:letter-spacing="0.035cm" style:font-size-asian="8pt" style:font-name-complex="Helvetica-Narrow"/>
    </style:style>
    <style:style style:name="T9" style:family="text">
      <style:text-properties fo:color="#808080" fo:font-size="8pt" fo:letter-spacing="0.035cm" style:font-size-asian="8pt"/>
    </style:style>
    <style:style style:name="T10" style:family="text">
      <style:text-properties fo:color="#808080" fo:letter-spacing="0.035cm"/>
    </style:style>
    <style:style style:name="T11" style:family="text">
      <style:text-properties fo:font-size="8pt" style:font-size-asian="8pt"/>
    </style:style>
    <style:style style:name="T12" style:family="text">
      <style:text-properties style:font-name="Arial Alternative" fo:font-size="8pt" style:font-size-asian="8pt" style:font-name-complex="Arial Alternative"/>
    </style:style>
    <style:style style:name="T13" style:family="text">
      <style:text-properties style:font-name="Helvetica-Narrow" fo:font-size="8pt" style:font-size-asian="8pt" style:font-name-complex="Helvetica-Narrow"/>
    </style:style>
    <style:style style:name="T14" style:family="text">
      <style:text-properties style:use-window-font-color="true" style:font-name="Times New Roman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T15" style:family="text">
      <style:text-properties style:use-window-font-color="true" style:font-name="Arial Alternative" fo:font-size="8pt" fo:language="fr" fo:country="FR" style:font-name-asian="Times New Roman" style:font-size-asian="8pt" style:font-name-complex="Arial Alternative" style:font-size-complex="10pt" style:language-complex="ar" style:country-complex="SA"/>
    </style:style>
    <style:style style:name="T16" style:family="text">
      <style:text-properties style:use-window-font-color="true" style:font-name="Wingdings" fo:font-size="8pt" fo:language="fr" fo:country="FR" style:font-name-asian="Times New Roman" style:font-size-asian="8pt" style:font-name-complex="Wingdings" style:font-size-complex="10pt" style:language-complex="ar" style:country-complex="SA"/>
    </style:style>
    <style:style style:name="fr1" style:family="graphic" style:parent-style-name="Frame">
      <style:graphic-properties fo:margin-left="0.249cm" fo:margin-right="0.249cm" style:wrap="dynamic" style:number-wrapped-paragraphs="1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37cm" fo:border="none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gr3" style:family="graphic">
      <style:graphic-properties style:run-through="background"/>
    </style:style>
    <style:style style:name="gr4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draw:stroke="solid" svg:stroke-width="0.071cm" svg:stroke-color="#000000" draw:marker-start="msArrowEnd_20_3" draw:marker-start-width="0.141cm" draw:marker-start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<text:s text:c="18"/></text:span></text:p>
      <text:p text:style-name="P12"><text:s text:c="4"/></text:p>
      <text:p text:style-name="P1"><text:s text:c="18"/></text:p>
      <text:p text:style-name="P1"><text:s text:c="18"/></text:p>
      <text:p text:style-name="P1"><text:s text:c="15"/></text:p>
      <text:p text:style-name="P15"/>
      <text:p text:style-name="P15"/>
      <text:p text:style-name="P15"/>
      <text:p text:style-name="P15"/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Alternative" svg:font-family="'Arial Alternative'" style:font-family-generic="swiss" style:font-charset="x-symbol"/>
    <style:font-face style:name="Wingdings" svg:font-family="Wingdings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-Narrow" svg:font-family="Helvetica-Narrow, 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End_20_3" draw:display-name="msArrowEnd 3" svg:viewBox="0 0 80 200" svg:d="M40 0l40 200h-8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/>
      </style:paragraph-properties>
      <style:text-properties fo:language="fr" fo:country="FR" style:language-asian="fr" style:country-asian="FR"/>
    </style:style>
    <style:style style:name="MP2" style:family="paragraph">
      <style:paragraph-properties fo:line-height="200%" fo:text-align="end" style:writing-mode="lr-tb"/>
    </style:style>
    <style:style style:name="MP3" style:family="paragraph">
      <style:paragraph-properties fo:margin-left="0cm" fo:margin-right="0.355cm" fo:line-height="200%" fo:text-align="end" fo:text-indent="0cm" style:writing-mode="lr-tb"/>
    </style:style>
    <style:style style:name="MP4" style:family="paragraph">
      <loext:graphic-properties draw:fill="none" draw:fill-color="#ffffff"/>
      <style:paragraph-properties fo:line-height="200%" fo:text-align="end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 style:parent-style-name="Standard">
      <style:paragraph-properties fo:margin-left="8.752cm" fo:margin-right="0cm" fo:text-indent="0cm" style:auto-text-indent="false"/>
      <style:text-properties fo:font-size="12pt" fo:language="fr" fo:country="FR" style:font-size-asian="12pt" style:language-asian="fr" style:country-asian="FR"/>
    </style:style>
    <style:style style:name="MP7" style:family="paragraph" style:parent-style-name="Standard">
      <style:paragraph-properties fo:margin-left="8.752cm" fo:margin-right="0cm" fo:text-indent="0cm" style:auto-text-indent="false"/>
      <style:text-properties fo:font-size="12pt" style:font-size-asian="12pt"/>
    </style:style>
    <style:style style:name="MP8" style:family="paragraph" style:parent-style-name="Standard">
      <style:paragraph-properties>
        <style:tab-stops>
          <style:tab-stop style:position="4.001cm"/>
        </style:tab-stops>
      </style:paragraph-properties>
      <style:text-properties fo:color="#808080" fo:font-style="italic" style:font-style-asian="italic"/>
    </style:style>
    <style:style style:name="MP9" style:family="paragraph" style:parent-style-name="Standard">
      <style:paragraph-properties>
        <style:tab-stops>
          <style:tab-stop style:position="4.001cm"/>
        </style:tab-stops>
      </style:paragraph-properties>
    </style:style>
    <style:style style:name="MP10" style:family="paragraph" style:parent-style-name="Header">
      <style:text-properties fo:font-size="12pt" fo:language="fr" fo:country="FR" style:font-size-asian="12pt" style:language-asian="fr" style:country-asian="FR"/>
    </style:style>
    <style:style style:name="MP11" style:family="paragraph" style:parent-style-name="Header">
      <style:text-properties fo:language="fr" fo:country="FR" style:language-asian="fr" style:country-asian="FR"/>
    </style:style>
    <style:style style:name="MP12" style:family="paragraph" style:parent-style-name="Standard">
      <style:paragraph-properties fo:line-height="190%" fo:text-align="end" style:justify-single-word="false"/>
      <style:text-properties fo:font-size="8pt" style:font-size-asian="8pt"/>
    </style:style>
    <style:style style:name="MP13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35cm" style:letter-kerning="true" style:font-size-asian="8pt" style:font-name-complex="Helvetica-Narrow"/>
    </style:style>
    <style:style style:name="MP14" style:family="paragraph" style:parent-style-name="Standard">
      <style:paragraph-properties fo:line-height="190%" fo:text-align="end" style:justify-single-word="false"/>
      <style:text-properties style:font-name="Wingdings" fo:font-size="8pt" style:font-name-asian="Wingdings" style:font-size-asian="8pt" style:font-name-complex="Wingdings"/>
    </style:style>
    <style:style style:name="MP15" style:family="paragraph" style:parent-style-name="Standard">
      <style:paragraph-properties fo:line-height="190%" fo:text-align="end" style:justify-single-word="false"/>
    </style:style>
    <style:style style:name="MP16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35cm" style:font-size-asian="8pt" style:font-name-complex="Helvetica-Narrow"/>
    </style:style>
    <style:style style:name="MP17" style:family="paragraph" style:parent-style-name="Standard">
      <style:paragraph-properties fo:line-height="190%" fo:text-align="end" style:justify-single-word="false"/>
      <style:text-properties fo:color="#808080" style:font-name="Helvetica-Narrow" fo:font-size="8pt" fo:letter-spacing="0.046cm" style:font-size-asian="8pt" style:font-name-complex="Helvetica-Narrow"/>
    </style:style>
    <style:style style:name="MP18" style:family="paragraph" style:parent-style-name="Standard">
      <style:paragraph-properties fo:line-height="200%" fo:text-align="end" style:justify-single-word="false"/>
      <style:text-properties style:font-name="Wingdings" fo:font-size="8pt" style:font-size-asian="8pt" style:font-name-complex="Wingdings"/>
    </style:style>
    <style:style style:name="MP19" style:family="paragraph" style:parent-style-name="Standard">
      <style:paragraph-properties fo:line-height="200%" fo:text-align="end" style:justify-single-word="false"/>
      <style:text-properties fo:font-size="8pt" style:font-size-asian="8pt"/>
    </style:style>
    <style:style style:name="MP20" style:family="paragraph" style:parent-style-name="Footer">
      <style:text-properties fo:language="fr" fo:country="FR" style:language-asian="fr" style:country-asian="FR"/>
    </style:style>
    <style:style style:name="MT1" style:family="text">
      <style:text-properties style:use-window-font-color="true" style:font-name="Times New Roman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Arial Alternative" fo:font-size="8pt" fo:language="fr" fo:country="FR" style:font-name-asian="Times New Roman" style:font-size-asian="8pt" style:font-name-complex="Arial Alternative" style:font-size-complex="10pt" style:language-complex="ar" style:country-complex="SA"/>
    </style:style>
    <style:style style:name="MT3" style:family="text">
      <style:text-properties style:use-window-font-color="true" style:font-name="Wingdings" fo:font-size="8pt" fo:language="fr" fo:country="FR" style:font-name-asian="Times New Roman" style:font-size-asian="8pt" style:font-name-complex="Wingdings" style:font-size-complex="10pt" style:language-complex="ar" style:country-complex="SA"/>
    </style:style>
    <style:style style:name="MT4" style:family="text">
      <style:text-properties fo:color="#808080" fo:font-style="italic" style:font-style-asian="italic"/>
    </style:style>
    <style:style style:name="MT5" style:family="text">
      <style:text-properties fo:color="#808080" style:font-name="Helvetica-Narrow" fo:font-size="8pt" fo:letter-spacing="0.035cm" style:font-size-asian="8pt" style:font-name-complex="Helvetica-Narrow"/>
    </style:style>
    <style:style style:name="MT6" style:family="text">
      <style:text-properties fo:color="#808080" style:font-name="Helvetica-Narrow" fo:font-size="8pt" fo:letter-spacing="0.035cm" style:font-name-asian="Helvetica-Narrow" style:font-size-asian="8pt" style:font-name-complex="Helvetica-Narrow"/>
    </style:style>
    <style:style style:name="MT7" style:family="text">
      <style:text-properties fo:color="#808080" style:text-position="super 58%" style:font-name="Helvetica-Narrow" fo:font-size="8pt" fo:letter-spacing="0.035cm" style:font-size-asian="8pt" style:font-name-complex="Helvetica-Narrow"/>
    </style:style>
    <style:style style:name="MT8" style:family="text">
      <style:text-properties fo:color="#808080" style:font-name="Helvetica-Narrow" fo:font-size="8pt" fo:letter-spacing="0.046cm" style:font-size-asian="8pt" style:font-name-complex="Helvetica-Narrow"/>
    </style:style>
    <style:style style:name="M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249cm" fo:margin-right="0.249cm" style:wrap="dynamic" style:number-wrapped-paragraphs="1" style:vertical-pos="from-top" style:vertical-rel="page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M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37cm" fo:border="non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Mgr3" style:family="graphic">
      <style:graphic-properties style:run-through="background"/>
    </style:style>
    <style:style style:name="Mgr4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5" style:family="graphic">
      <style:graphic-properties draw:stroke="solid" svg:stroke-width="0.071cm" svg:stroke-color="#000000" draw:marker-start="msArrowEnd_20_3" draw:marker-start-width="0.141cm" draw:marker-start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page-layout style:name="Mpm1">
      <style:page-layout-properties fo:page-width="21.001cm" fo:page-height="29.7cm" style:num-format="1" style:print-orientation="portrait" fo:margin-top="0.75cm" fo:margin-bottom="1.27cm" fo:margin-left="4.001cm" fo:margin-right="2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bottom="1.653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2" draw:style-name="Mgr1"><draw:frame draw:style-name="Mgr2" draw:text-style-name="MP4" svg:width="4.201cm" svg:height="27.808cm" svg:x="-3.457cm" svg:y="0.265cm"><draw:text-box><text:p text:style-name="MP2"><text:span text:style-name="MT1"/></text:p><text:p text:style-name="MP2"><text:span text:style-name="MT2"></text:span></text:p><text:p text:style-name="MP2"><text:span text:style-name="MT1"><text:s/></text:span></text:p><text:p text:style-name="MP2"><text:span text:style-name="MT1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2"><text:span text:style-name="MT3"/></text:p><text:p text:style-name="MP3"><text:span text:style-name="MT3"></text:span></text:p></draw:text-box></draw:frame><draw:g draw:style-name="Mgr3"><draw:g draw:style-name="Mgr3"><draw:line draw:style-name="Mgr4" draw:text-style-name="MP5" svg:x1="0.252cm" svg:y1="0.785cm" svg:x2="-0.984cm" svg:y2="0.785cm"><text:p/></draw:line><draw:line draw:style-name="Mgr4" draw:text-style-name="MP5" svg:x1="-1.324cm" svg:y1="0.785cm" svg:x2="-1.624cm" svg:y2="0.785cm"><text:p/></draw:line><draw:line draw:style-name="Mgr4" draw:text-style-name="MP5" svg:x1="-1.926cm" svg:y1="0.785cm" svg:x2="-3.11cm" svg:y2="0.785cm"><text:p/></draw:line></draw:g><draw:g draw:style-name="Mgr3"><draw:g draw:style-name="Mgr3"><draw:g draw:style-name="Mgr3"><draw:g draw:style-name="Mgr3"><draw:line draw:style-name="Mgr4" draw:text-style-name="MP5" svg:x1="0.251cm" svg:y1="0.785cm" svg:x2="0.251cm" svg:y2="1.984cm"><text:p/></draw:line><draw:line draw:style-name="Mgr4" draw:text-style-name="MP5" svg:x1="0.251cm" svg:y1="2.318cm" svg:x2="0.251cm" svg:y2="2.616cm"><text:p/></draw:line></draw:g><draw:g draw:style-name="Mgr3"><draw:line draw:style-name="Mgr4" draw:text-style-name="MP5" svg:x1="0.251cm" svg:y1="3.006cm" svg:x2="0.251cm" svg:y2="4.205cm"><text:p/></draw:line><draw:line draw:style-name="Mgr4" draw:text-style-name="MP5" svg:x1="0.251cm" svg:y1="4.539cm" svg:x2="0.251cm" svg:y2="4.837cm"><text:p/></draw:line></draw:g></draw:g><draw:g draw:style-name="Mgr3"><draw:g draw:style-name="Mgr3"><draw:line draw:style-name="Mgr4" draw:text-style-name="MP5" svg:x1="0.251cm" svg:y1="5.23cm" svg:x2="0.251cm" svg:y2="6.429cm"><text:p/></draw:line><draw:line draw:style-name="Mgr4" draw:text-style-name="MP5" svg:x1="0.251cm" svg:y1="6.761cm" svg:x2="0.251cm" svg:y2="7.061cm"><text:p/></draw:line></draw:g><draw:g draw:style-name="Mgr3"><draw:line draw:style-name="Mgr4" draw:text-style-name="MP5" svg:x1="0.251cm" svg:y1="7.451cm" svg:x2="0.251cm" svg:y2="8.65cm"><text:p/></draw:line><draw:line draw:style-name="Mgr4" draw:text-style-name="MP5" svg:x1="0.251cm" svg:y1="8.984cm" svg:x2="0.251cm" svg:y2="9.282cm"><text:p/></draw:line></draw:g></draw:g></draw:g><draw:g draw:style-name="Mgr3"><draw:g draw:style-name="Mgr3"><draw:g draw:style-name="Mgr3"><draw:line draw:style-name="Mgr4" draw:text-style-name="MP5" svg:x1="0.251cm" svg:y1="9.675cm" svg:x2="0.251cm" svg:y2="10.874cm"><text:p/></draw:line><draw:line draw:style-name="Mgr4" draw:text-style-name="MP5" svg:x1="0.251cm" svg:y1="11.206cm" svg:x2="0.251cm" svg:y2="11.506cm"><text:p/></draw:line></draw:g><draw:g draw:style-name="Mgr3"><draw:line draw:style-name="Mgr4" draw:text-style-name="MP5" svg:x1="0.251cm" svg:y1="11.896cm" svg:x2="0.251cm" svg:y2="13.095cm"><text:p/></draw:line><draw:line draw:style-name="Mgr4" draw:text-style-name="MP5" svg:x1="0.251cm" svg:y1="13.429cm" svg:x2="0.251cm" svg:y2="13.727cm"><text:p/></draw:line></draw:g></draw:g><draw:g draw:style-name="Mgr3"><draw:g draw:style-name="Mgr3"><draw:line draw:style-name="Mgr4" draw:text-style-name="MP5" svg:x1="0.251cm" svg:y1="14.12cm" svg:x2="0.251cm" svg:y2="15.319cm"><text:p/></draw:line><draw:line draw:style-name="Mgr4" draw:text-style-name="MP5" svg:x1="0.251cm" svg:y1="15.651cm" svg:x2="0.251cm" svg:y2="15.951cm"><text:p/></draw:line></draw:g><draw:g draw:style-name="Mgr3"><draw:line draw:style-name="Mgr4" draw:text-style-name="MP5" svg:x1="0.251cm" svg:y1="16.341cm" svg:x2="0.251cm" svg:y2="17.54cm"><text:p/></draw:line><draw:line draw:style-name="Mgr4" draw:text-style-name="MP5" svg:x1="0.251cm" svg:y1="17.872cm" svg:x2="0.251cm" svg:y2="18.172cm"><text:p/></draw:line></draw:g></draw:g></draw:g><draw:g draw:style-name="Mgr3"><draw:g draw:style-name="Mgr3"><draw:line draw:style-name="Mgr4" draw:text-style-name="MP5" svg:x1="0.251cm" svg:y1="18.613cm" svg:x2="0.251cm" svg:y2="19.812cm"><text:p/></draw:line><draw:line draw:style-name="Mgr4" draw:text-style-name="MP5" svg:x1="0.251cm" svg:y1="20.144cm" svg:x2="0.251cm" svg:y2="20.444cm"><text:p/></draw:line></draw:g><draw:g draw:style-name="Mgr3"><draw:line draw:style-name="Mgr4" draw:text-style-name="MP5" svg:x1="0.251cm" svg:y1="20.835cm" svg:x2="0.251cm" svg:y2="22.034cm"><text:p/></draw:line><draw:line draw:style-name="Mgr4" draw:text-style-name="MP5" svg:x1="0.251cm" svg:y1="22.368cm" svg:x2="0.251cm" svg:y2="22.666cm"><text:p/></draw:line></draw:g></draw:g><draw:line draw:style-name="Mgr4" draw:text-style-name="MP5" svg:x1="0.251cm" svg:y1="23.058cm" svg:x2="0.251cm" svg:y2="24.257cm"><text:p/></draw:line><draw:line draw:style-name="Mgr5" draw:text-style-name="MP5" svg:x1="0.251cm" svg:y1="25.531cm" svg:x2="0.251cm" svg:y2="25.284cm"><text:p/></draw:line></draw:g></draw:g></draw:g></text:p>
      </style:header>
      <style:header-first>
        <text:p text:style-name="MP6"><draw:frame draw:style-name="Mfr1" draw:name="Image2" text:anchor-type="char" svg:x="10.733cm" svg:y="0.358cm" svg:width="3.778cm" svg:height="1.522cm" draw:z-index="5"><draw:image xlink:href="Pictures/10000000000003D80000018CC60BAC83233A8608.jpg" xlink:type="simple" xlink:show="embed" xlink:actuate="onLoad"/><draw:contour-polygon svg:width="8.342cm" svg:height="3.324cm" svg:viewBox="0 0 8342 3324" draw:points="-11,0 -11,3324 8331,3324 8331,0" draw:recreate-on-edit="false"/></draw:frame></text:p>
        <text:p text:style-name="MP7"><draw:frame draw:style-name="Mfr2" draw:name="Cadre1" text:anchor-type="paragraph" svg:x="5.6cm" svg:y="1.272cm" svg:width="8.86cm" draw:z-index="0"><draw:text-box fo:min-height="1.88cm"><text:p text:style-name="MP8"/><text:p text:style-name="MP9"><text:span text:style-name="MT4">Nom <text:s text:c="39"/>Tel <text:s/></text:span></text:p><text:p text:style-name="MP8"><text:s text:c="48"/>E-mail</text:p><text:p text:style-name="MP8"><text:s text:c="36"/></text:p></draw:text-box></draw:frame><draw:frame draw:style-name="Mfr3" draw:name="Image3" text:anchor-type="char" svg:x="14.949cm" svg:y="0.471cm" svg:width="1.61cm" svg:height="0.937cm" draw:z-index="6"><draw:image xlink:href="Pictures/10000201000001D30000010F8424ED78D555530B.png" xlink:type="simple" xlink:show="embed" xlink:actuate="onLoad"/></draw:frame><draw:frame draw:style-name="Mfr4" draw:name="Image4" text:anchor-type="char" svg:x="-3.54cm" svg:y="0.199cm" svg:width="19.838cm" svg:height="1.665cm" draw:z-index="3"><draw:image xlink:href="Pictures/1000000000000BDF00000102155AEBBA16D10299.jpg" xlink:type="simple" xlink:show="embed" xlink:actuate="onLoad"/></draw:frame> <text:s text:c="12"/></text:p>
        <text:p text:style-name="MP10"/>
        <text:p text:style-name="Header"/>
        <text:p text:style-name="Header"/>
        <text:p text:style-name="Header"/>
        <text:p text:style-name="MP11"><draw:frame draw:style-name="Mfr5" draw:name="Cadre2" text:anchor-type="char" svg:x="-3.54cm" svg:y="2.249cm" svg:width="4.098cm" svg:height="22.112cm" draw:z-index="1"><draw:text-box><text:p text:style-name="MP12"/><text:p text:style-name="MP13">LABORATOIRE</text:p><text:p text:style-name="MP13">D’ANALYSE ET MODÉLISATION</text:p><text:p text:style-name="MP13">DE SYSTÈMES POUR</text:p><text:p text:style-name="MP13">L’AIDE À LA DÉCISION</text:p><text:p text:style-name="MP14"></text:p><text:p text:style-name="MP15"><text:span text:style-name="MT5">UNITÉ MIXTE DE RECHERCHE</text:span></text:p><text:p text:style-name="MP16">CNRS</text:p><text:p text:style-name="MP15"><text:span text:style-name="MT6"><text:s/></text:span><text:span text:style-name="MT5">UMR 7243</text:span></text:p><text:p text:style-name="MP14"></text:p><text:p text:style-name="MP16">UNIVERSITÉ</text:p><text:p text:style-name="MP16">PARIS DAUPHINE</text:p><text:p text:style-name="MP15"><text:span text:style-name="MT5">PLACE DU M</text:span><text:span text:style-name="MT7">al</text:span><text:span text:style-name="MT5"> DE </text:span></text:p><text:p text:style-name="MP16">LATTRE DE </text:p><text:p text:style-name="MP16">TASSIGNY</text:p><text:p text:style-name="MP16">F-75775 PARIS</text:p><text:p text:style-name="MP16">CEDEX 16</text:p><text:p text:style-name="MP14"></text:p><text:p text:style-name="MP15"><text:span text:style-name="MT5">TÉLÉPHONE </text:span></text:p><text:p text:style-name="MP16">(33 1)(01) 44 05 44 34</text:p><text:p text:style-name="MP16">TÉLÉCOPIE</text:p><text:p text:style-name="MP16">(33 1)(01) 44 05 40 91</text:p><text:p text:style-name="MP14"></text:p><text:p text:style-name="MP15"><text:span text:style-name="MT5">E-MAIL</text:span><text:span text:style-name="MT8"> </text:span></text:p><text:p text:style-name="MP16">{...}@lamsade.dauphine.fr</text:p><text:p text:style-name="MP17">WEB </text:p><text:p text:style-name="MP16">www.lamsade.dauphine.fr</text:p><text:p text:style-name="MP14"></text:p><text:p text:style-name="MP18"/><text:p text:style-name="MP18"/><text:p text:style-name="MP18"/><text:p text:style-name="MP19"/></draw:text-box></draw:frame></text:p>
      </style:header-first>
      <style:footer>
        <text:p text:style-name="Footer"/>
      </style:footer>
      <style:footer-first>
        <text:p text:style-name="MP20"><draw:frame draw:style-name="Mfr4" draw:name="Image1" text:anchor-type="char" svg:x="-2.328cm" svg:y="-2.681cm" svg:width="2.163cm" svg:height="2.163cm" draw:z-index="4"><draw:image xlink:href="Pictures/10000201000002CB000002CB05FDCFBC67CFDC97.png" xlink:type="simple" xlink:show="embed" xlink:actuate="onLoad"/></draw:frame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 l’attention de 	Madame truc</dc:title>
    <meta:initial-creator>vallee</meta:initial-creator>
    <meta:creation-date>2015-10-21T16:14:00</meta:creation-date>
    <dc:creator>elena</dc:creator>
    <dc:date>2015-10-21T16:14:00</dc:date>
    <meta:print-date>2012-03-27T10:38:00</meta:print-date>
    <meta:editing-cycles>2</meta:editing-cycles>
    <meta:editing-duration>PT1M</meta:editing-duration>
    <meta:document-statistic meta:table-count="0" meta:image-count="4" meta:object-count="0" meta:page-count="1" meta:paragraph-count="36" meta:word-count="59" meta:character-count="540" meta:non-whitespace-character-count="294"/>
    <meta:generator>LibreOffice/5.0.2.2$Windows_x86 LibreOffice_project/37b43f919e4de5eeaca9b9755ed688758a8251fe</meta:generator>
  </office:meta>
</office:document-meta>
</file>